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dedac3" draw:stroke-linejoin="round" draw:fill="solid" draw:fill-color="#deda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988256" draw:stroke-linejoin="round" draw:fill="solid" draw:fill-color="#98825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106cm" svg:stroke-color="#5a5a5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9eb8d7" draw:stroke-linejoin="round" draw:fill="solid" draw:fill-color="#9eb8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5" svg:stroke-width="0.079cm" svg:stroke-color="#a6a6a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71cm" svg:stroke-color="#9eb8d7" draw:stroke-linejoin="round" draw:fill="solid" draw:fill-color="#9eb8d7" draw:textarea-vertical-align="top" draw:auto-grow-height="false" draw:fit-to-size="false" style:shrink-to-fit="false" fo:min-height="1.277cm" fo:min-width="6.6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="Arrow" draw:marker-start-width="0.421cm" draw:marker-end="" draw:marker-end-width="0.421cm" draw:fill="non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solid" draw:fill-color="#dedac3"/>
      <style:paragraph-properties fo:text-align="start"/>
      <style:text-properties fo:font-size="18pt"/>
    </style:style>
    <style:style style:name="P2" style:family="paragraph">
      <loext:graphic-properties draw:fill="solid" draw:fill-color="#988256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9eb8d7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9eb8d7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2.856cm" svg:height="5.628cm" svg:x="0.408cm" svg:y="0.4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2" draw:layer="layout" svg:width="32.764cm" svg:height="4.4cm" svg:x="0.508cm" svg:y="14.28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3" draw:layer="layout" svg:width="32.764cm" svg:height="7.526cm" svg:x="0.468cm" svg:y="6.4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4" draw:text-style-name="P5" draw:layer="layout" svg:width="9.971cm" svg:height="2.282cm" svg:x="0.188cm" svg:y="0.746cm">
          <text:p text:style-name="P4"><text:span text:style-name="T1">Presentation layer</text:span><text:span text:style-name="T2"><text:line-break/></text:span><text:span text:style-name="T1">(UDV: Urban Data View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4.249cm" svg:height="1.265cm" svg:x="0.883cm" svg:y="14.387cm">
          <text:p text:style-name="P4"><text:span text:style-name="T1">Data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7" xml:id="id4" draw:id="id4" draw:layer="layout" svg:width="6.659cm" svg:height="2.499cm" svg:x="17.42cm" svg:y="3.302cm">
          <text:p text:style-name="P6"><text:span text:style-name="T3">iTowns</text:span></text:p>
          <text:p text:style-name="P6"><text:span text:style-name="T4">Geospatial data visualization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xml:id="id3" draw:id="id3" draw:layer="layout" svg:width="5.672cm" svg:height="2.499cm" svg:x="25.246cm" svg:y="0.801cm">
          <text:p text:style-name="P6"><text:span text:style-name="T3">UDV</text:span></text:p>
          <text:p text:style-name="P6"><text:span text:style-name="T4">Geospatial data navigation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5" draw:layer="layout" svg:width="16.031cm" svg:height="2.281cm" svg:x="0.478cm" svg:y="6.608cm">
          <text:p text:style-name="P4"><text:span text:style-name="T1">Service layer</text:span></text:p>
          <text:p text:style-name="P4"><text:span text:style-name="T1">(UDS: Urban Data 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7" xml:id="id6" draw:id="id6" draw:layer="layout" svg:width="4.61cm" svg:height="2.914cm" svg:x="18.62cm" svg:y="15.03cm">
          <text:p text:style-name="P6"><text:span text:style-name="T4">Time-evolving 3D city models 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0" draw:style-name="gr5" draw:text-style-name="P7" xml:id="id8" draw:id="id8" draw:layer="layout" svg:width="4.61cm" svg:height="2.914cm" svg:x="12.118cm" svg:y="15.065cm">
          <text:p text:style-name="P6"><text:span text:style-name="T4">Changes between vintage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1" draw:style-name="gr5" draw:text-style-name="P7" xml:id="id2" draw:id="id2" draw:layer="layout" svg:width="4.61cm" svg:height="2.914cm" svg:x="25.804cm" svg:y="14.978cm">
          <text:p text:style-name="P6"><text:span text:style-name="T4">Documents (multimedia)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2" draw:style-name="gr5" draw:text-style-name="P7" xml:id="id5" draw:id="id5" draw:layer="layout" svg:width="3.739cm" svg:height="1.516cm" svg:x="18.907cm" svg:y="6.858cm">
          <text:p text:style-name="P6"><text:span text:style-name="T3">Apache</text:span></text:p>
          <text:p text:style-name="P6"><text:span text:style-name="T4">HTTP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" draw:text-style-name="P3" draw:layer="layout" svg:x1="0.508cm" svg:y1="8.65cm" svg:x2="33.274cm" svg:y2="8.636cm">
          <text:p/>
        </draw:line>
        <draw:custom-shape draw:name="CustomShape 14" draw:style-name="gr7" draw:text-style-name="P8" xml:id="id1" draw:id="id1" draw:layer="layout" svg:width="7.162cm" svg:height="1.526cm" svg:x="24.48cm" svg:y="7.956cm">
          <text:p text:style-name="P6"><text:span text:style-name="T3">API EnhancedCity (UDS)</text:span></text:p>
          <text:p text:style-name="P6"><text:span text:style-name="T4">REST API for multimedia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3" draw:layer="layout" svg:width="5.078cm" svg:height="3.481cm" svg:x="8.25cm" svg:y="11.75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3" draw:layer="layout" svg:width="5.56cm" svg:height="2.724cm" svg:x="7.742cm" svg:y="12.5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5" draw:text-style-name="P7" xml:id="id10" draw:id="id10" draw:layer="layout" svg:width="4.335cm" svg:height="3.202cm" svg:x="4.633cm" svg:y="15.042cm">
          <text:p text:style-name="P6"><text:span text:style-name="T4">Timestamped 3D city models (vintages)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8" draw:style-name="gr5" draw:text-style-name="P7" xml:id="id9" draw:id="id9" draw:layer="layout" svg:width="6.75cm" svg:height="2.335cm" svg:x="3.463cm" svg:y="9.42cm">
          <text:p text:style-name="P6"><text:span text:style-name="T3">ChangeDetection (3DUse)</text:span></text:p>
          <text:p text:style-name="P6"><text:span text:style-name="T4">Geospatial computing visualization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" draw:text-style-name="P3" draw:layer="layout" svg:width="3.965cm" svg:height="2.648cm" svg:x="15.846cm" svg:y="12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" draw:text-style-name="P7" xml:id="id7" draw:id="id7" draw:layer="layout" svg:width="6.097cm" svg:height="2.986cm" svg:x="11.336cm" svg:y="9.394cm">
          <text:p text:style-name="P6"><text:span text:style-name="T3">3DTilesGenerator (UDS)</text:span></text:p>
          <text:p text:style-name="P6"><text:span text:style-name="T4">Service converting geospatial data to 3D T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9" draw:layer="layout" draw:type="line" svg:x1="28.061cm" svg:y1="9.482cm" svg:x2="28.109cm" svg:y2="14.978cm" draw:start-shape="id1" draw:start-glue-point="2" draw:end-shape="id2" draw:end-glue-point="0" svg:d="M28061 9482l48 5496" svg:viewBox="0 0 49 5497">
          <text:p/>
        </draw:connector>
        <draw:connector draw:style-name="gr9" draw:text-style-name="P9" draw:layer="layout" draw:type="line" svg:x1="28.082cm" svg:y1="3.3cm" svg:x2="28.061cm" svg:y2="7.956cm" draw:start-shape="id3" draw:start-glue-point="2" draw:end-shape="id1" draw:end-glue-point="0" svg:d="M28082 3300l-21 4656" svg:viewBox="0 0 22 4657">
          <text:p/>
        </draw:connector>
        <draw:connector draw:style-name="gr9" draw:text-style-name="P9" draw:layer="layout" svg:x1="25.246cm" svg:y1="2.05cm" svg:x2="20.749cm" svg:y2="3.302cm" draw:start-shape="id3" draw:start-glue-point="3" draw:end-shape="id4" draw:end-glue-point="0" svg:d="M25246 2050h-4497v1252" svg:viewBox="0 0 4498 1253">
          <text:p/>
        </draw:connector>
        <draw:connector draw:style-name="gr10" draw:text-style-name="P9" draw:layer="layout" draw:type="line" svg:x1="20.776cm" svg:y1="8.374cm" svg:x2="20.925cm" svg:y2="15.03cm" draw:start-shape="id5" draw:start-glue-point="2" draw:end-shape="id6" svg:d="M20776 8374l149 6656" svg:viewBox="0 0 150 6657">
          <text:p/>
        </draw:connector>
        <draw:connector draw:style-name="gr10" draw:text-style-name="P9" draw:layer="layout" draw:type="line" svg:x1="20.749cm" svg:y1="5.801cm" svg:x2="20.776cm" svg:y2="6.858cm" draw:start-shape="id4" draw:start-glue-point="2" draw:end-shape="id5" draw:end-glue-point="0" svg:d="M20749 5801l27 1057" svg:viewBox="0 0 28 1058">
          <text:p/>
        </draw:connector>
        <draw:connector draw:style-name="gr10" draw:text-style-name="P9" draw:layer="layout" draw:type="line" svg:x1="14.384cm" svg:y1="12.38cm" svg:x2="14.423cm" svg:y2="15.065cm" draw:start-shape="id7" draw:start-glue-point="2" draw:end-shape="id8" draw:end-glue-point="0" svg:d="M14384 12380l39 2685" svg:viewBox="0 0 40 2686">
          <text:p/>
        </draw:connector>
        <draw:connector draw:style-name="gr10" draw:text-style-name="P9" draw:layer="layout" draw:type="line" svg:x1="6.838cm" svg:y1="11.755cm" svg:x2="6.8cm" svg:y2="15.042cm" draw:start-shape="id9" draw:start-glue-point="2" draw:end-shape="id10" draw:end-glue-point="0" svg:d="M6838 11755l-38 3287" svg:viewBox="0 0 39 3288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6:05:39</meta:creation-date>
    <meta:initial-creator>Vincent Jaillot</meta:initial-creator>
    <dc:language>en-US</dc:language>
    <dc:date>2019-07-23T15:18:06.460908431</dc:date>
    <meta:editing-cycles>53</meta:editing-cycles>
    <dc:title>Présentation PowerPoint</dc:title>
    <meta:editing-duration>PT2H47M27S</meta:editing-duration>
    <meta:generator>LibreOffice/6.1.6.3$MacOSX_X86_64 LibreOffice_project/5896ab1714085361c45cf540f76f60673dd96a72</meta:generator>
    <meta:document-statistic meta:object-count="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